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12d33e"/>
    </style:style>
    <style:style style:name="P3" style:family="paragraph" style:parent-style-name="Standard">
      <style:text-properties officeooo:paragraph-rsid="000e3d66"/>
    </style:style>
    <style:style style:name="P4" style:family="paragraph" style:parent-style-name="Standard">
      <style:text-properties officeooo:rsid="0012a10a" officeooo:paragraph-rsid="0018bc6f"/>
    </style:style>
    <style:style style:name="P5" style:family="paragraph" style:parent-style-name="Standard">
      <style:text-properties officeooo:rsid="0012a10a" officeooo:paragraph-rsid="0012d33e"/>
    </style:style>
    <style:style style:name="P6" style:family="paragraph" style:parent-style-name="Standard">
      <style:text-properties officeooo:rsid="00272dc5" officeooo:paragraph-rsid="001bf67c"/>
    </style:style>
    <style:style style:name="P7" style:family="paragraph" style:parent-style-name="Standard">
      <style:text-properties officeooo:rsid="000d26b2" officeooo:paragraph-rsid="000d26b2"/>
    </style:style>
    <style:style style:name="P8" style:family="paragraph" style:parent-style-name="Standard">
      <style:text-properties officeooo:rsid="0012c8aa" officeooo:paragraph-rsid="0012c8aa"/>
    </style:style>
    <style:style style:name="P9" style:family="paragraph" style:parent-style-name="Standard">
      <style:text-properties officeooo:rsid="0012d33e" officeooo:paragraph-rsid="0012d33e"/>
    </style:style>
    <style:style style:name="P10" style:family="paragraph" style:parent-style-name="Standard">
      <style:text-properties officeooo:rsid="001555ce" officeooo:paragraph-rsid="001555ce"/>
    </style:style>
    <style:style style:name="P11" style:family="paragraph" style:parent-style-name="Standard">
      <style:text-properties officeooo:rsid="001618c9" officeooo:paragraph-rsid="001618c9"/>
    </style:style>
    <style:style style:name="P12" style:family="paragraph" style:parent-style-name="Standard">
      <style:text-properties officeooo:rsid="0017adee" officeooo:paragraph-rsid="0017adee"/>
    </style:style>
    <style:style style:name="P13" style:family="paragraph" style:parent-style-name="Standard">
      <style:text-properties officeooo:rsid="0014acbc" officeooo:paragraph-rsid="0014acbc"/>
    </style:style>
    <style:style style:name="P14" style:family="paragraph" style:parent-style-name="Standard">
      <style:text-properties officeooo:rsid="000e3d66" officeooo:paragraph-rsid="000e3d66"/>
    </style:style>
    <style:style style:name="P15" style:family="paragraph" style:parent-style-name="Standard">
      <style:text-properties officeooo:rsid="0010125e" officeooo:paragraph-rsid="0010125e"/>
    </style:style>
    <style:style style:name="P16" style:family="paragraph" style:parent-style-name="Standard">
      <style:text-properties officeooo:rsid="0011b139" officeooo:paragraph-rsid="0011b139"/>
    </style:style>
    <style:style style:name="P17" style:family="paragraph" style:parent-style-name="Standard">
      <style:text-properties officeooo:rsid="0018bc6f" officeooo:paragraph-rsid="0018bc6f"/>
    </style:style>
    <style:style style:name="P18" style:family="paragraph" style:parent-style-name="Standard">
      <style:text-properties officeooo:rsid="001a9207" officeooo:paragraph-rsid="001a9207"/>
    </style:style>
    <style:style style:name="P19" style:family="paragraph" style:parent-style-name="Standard">
      <style:text-properties officeooo:rsid="005ee474" officeooo:paragraph-rsid="001a9207"/>
    </style:style>
    <style:style style:name="P20" style:family="paragraph" style:parent-style-name="Standard">
      <style:text-properties officeooo:rsid="001bf67c" officeooo:paragraph-rsid="001bf67c"/>
    </style:style>
    <style:style style:name="P21" style:family="paragraph" style:parent-style-name="Standard">
      <style:text-properties officeooo:rsid="0062f9fa" officeooo:paragraph-rsid="001bf67c"/>
    </style:style>
    <style:style style:name="P22" style:family="paragraph" style:parent-style-name="Standard">
      <style:text-properties officeooo:rsid="00677701" officeooo:paragraph-rsid="001bf67c"/>
    </style:style>
    <style:style style:name="P23" style:family="paragraph" style:parent-style-name="Standard">
      <style:text-properties officeooo:rsid="00677701" officeooo:paragraph-rsid="002322e5"/>
    </style:style>
    <style:style style:name="P24" style:family="paragraph" style:parent-style-name="Standard">
      <style:text-properties officeooo:rsid="0059478b" officeooo:paragraph-rsid="001bf67c"/>
    </style:style>
    <style:style style:name="P25" style:family="paragraph" style:parent-style-name="Standard">
      <style:text-properties officeooo:rsid="007e70d5" officeooo:paragraph-rsid="00245769"/>
    </style:style>
    <style:style style:name="P26" style:family="paragraph" style:parent-style-name="Standard">
      <style:text-properties officeooo:rsid="008c2633" officeooo:paragraph-rsid="00245769"/>
    </style:style>
    <style:style style:name="P27" style:family="paragraph" style:parent-style-name="Standard">
      <style:text-properties officeooo:rsid="00841a7d" officeooo:paragraph-rsid="00245769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18bc6f" officeooo:paragraph-rsid="0018bc6f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12c8aa" officeooo:paragraph-rsid="0012c8aa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2d33e" officeooo:paragraph-rsid="0012d33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1aa0cd" officeooo:paragraph-rsid="0012d33e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1395dd" officeooo:paragraph-rsid="001395dd"/>
    </style:style>
    <style:style style:name="P37" style:family="paragraph" style:parent-style-name="Table_20_Heading">
      <style:text-properties officeooo:rsid="000ea5fc" officeooo:paragraph-rsid="000e3d66"/>
    </style:style>
    <style:style style:name="P38" style:family="paragraph" style:parent-style-name="Table_20_Heading">
      <style:text-properties officeooo:rsid="000ec997" officeooo:paragraph-rsid="000e3d66"/>
    </style:style>
    <style:style style:name="P39" style:family="paragraph" style:parent-style-name="Table_20_Contents">
      <style:text-properties officeooo:rsid="000ea5fc" officeooo:paragraph-rsid="000e3d66"/>
    </style:style>
    <style:style style:name="P40" style:family="paragraph" style:parent-style-name="Table_20_Contents">
      <style:text-properties officeooo:rsid="000ec997" officeooo:paragraph-rsid="000e3d66"/>
    </style:style>
    <style:style style:name="P41" style:family="paragraph" style:parent-style-name="Standard">
      <style:text-properties officeooo:rsid="002322e5" officeooo:paragraph-rsid="002322e5"/>
    </style:style>
    <style:style style:name="P42" style:family="paragraph" style:parent-style-name="Standard">
      <style:text-properties officeooo:rsid="002322e5" officeooo:paragraph-rsid="00245769"/>
    </style:style>
    <style:style style:name="P43" style:family="paragraph" style:parent-style-name="Standard">
      <style:text-properties officeooo:rsid="002322e5" officeooo:paragraph-rsid="00245ad4"/>
    </style:style>
    <style:style style:name="P44" style:family="paragraph" style:parent-style-name="Standard">
      <style:text-properties officeooo:rsid="00245769" officeooo:paragraph-rsid="00245769"/>
    </style:style>
    <style:style style:name="P45" style:family="paragraph" style:parent-style-name="Standard">
      <style:text-properties officeooo:rsid="009dd560" officeooo:paragraph-rsid="00245ad4"/>
    </style:style>
    <style:style style:name="P46" style:family="paragraph" style:parent-style-name="Standard">
      <style:text-properties officeooo:rsid="009dd560" officeooo:paragraph-rsid="00265f8b"/>
    </style:style>
    <style:style style:name="P47" style:family="paragraph" style:parent-style-name="Standard">
      <style:text-properties officeooo:rsid="00700ccd" officeooo:paragraph-rsid="00280169"/>
    </style:style>
    <style:style style:name="T1" style:family="text">
      <style:text-properties officeooo:rsid="000e3d66"/>
    </style:style>
    <style:style style:name="T2" style:family="text">
      <style:text-properties officeooo:rsid="0012979a"/>
    </style:style>
    <style:style style:name="T3" style:family="text">
      <style:text-properties officeooo:rsid="0012c8aa"/>
    </style:style>
    <style:style style:name="T4" style:family="text">
      <style:text-properties officeooo:rsid="0012a10a"/>
    </style:style>
    <style:style style:name="T5" style:family="text">
      <style:text-properties officeooo:rsid="00176b74"/>
    </style:style>
    <style:style style:name="T6" style:family="text">
      <style:text-properties officeooo:rsid="0012d33e"/>
    </style:style>
    <style:style style:name="T7" style:family="text">
      <style:text-properties officeooo:rsid="001aa0cd"/>
    </style:style>
    <style:style style:name="T8" style:family="text">
      <style:text-properties officeooo:rsid="001395dd"/>
    </style:style>
    <style:style style:name="T9" style:family="text">
      <style:text-properties officeooo:rsid="001d1c87"/>
    </style:style>
    <style:style style:name="T10" style:family="text">
      <style:text-properties officeooo:rsid="00677701"/>
    </style:style>
    <style:style style:name="T11" style:family="text">
      <style:text-properties officeooo:rsid="0062f9fa"/>
    </style:style>
    <style:style style:name="T12" style:family="text">
      <style:text-properties officeooo:rsid="002322e5"/>
    </style:style>
    <style:style style:name="T13" style:family="text">
      <style:text-properties officeooo:rsid="007dece4"/>
    </style:style>
    <style:style style:name="T14" style:family="text">
      <style:text-properties officeooo:rsid="00a73ee9"/>
    </style:style>
    <style:style style:name="T15" style:family="text">
      <style:text-properties officeooo:rsid="00a7d435"/>
    </style:style>
    <style:style style:name="T16" style:family="text">
      <style:text-properties officeooo:rsid="00a804bc"/>
    </style:style>
    <style:style style:name="T17" style:family="text">
      <style:text-properties officeooo:rsid="00a932e7"/>
    </style:style>
    <style:style style:name="T18" style:family="text">
      <style:text-properties officeooo:rsid="00a96b5a"/>
    </style:style>
    <style:style style:name="T19" style:family="text">
      <style:text-properties officeooo:rsid="00245ad4"/>
    </style:style>
    <style:style style:name="T20" style:family="text">
      <style:text-properties officeooo:rsid="009dd560"/>
    </style:style>
    <style:style style:name="T21" style:family="text">
      <style:text-properties officeooo:rsid="00aa47f9"/>
    </style:style>
    <style:style style:name="T22" style:family="text">
      <style:text-properties officeooo:rsid="00b1159a"/>
    </style:style>
    <style:style style:name="T23" style:family="text">
      <style:text-properties officeooo:rsid="00aee08a"/>
    </style:style>
    <style:style style:name="T24" style:family="text">
      <style:text-properties officeooo:rsid="00af4913"/>
    </style:style>
    <style:style style:name="T25" style:family="text">
      <style:text-properties officeooo:rsid="00b03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7">Cahier d'exercices</text:p>
      <text:p text:style-name="P7"/>
      <text:p text:style-name="P8">Créer un squelette d'application :</text:p>
      <text:p text:style-name="P8">Installation de Composer :</text:p>
      <text:p text:style-name="P30"><text:span text:style-name="T6">- </text:span><text:span text:style-name="T3">$ curl -sS https://getcomposer.org/installer | php</text:span></text:p>
      <text:p text:style-name="P33"/>
      <text:p text:style-name="P33">Utilisation de Composer pour créer le squelette :</text:p>
      <text:p text:style-name="P30"><text:span text:style-name="T6">- </text:span>$ ./<text:span text:style-name="T4">composer.phar create-project --repository-url="http://packages.zendframework.com" zendframework/skeleton-application z2d2-tuto_application </text:span><text:span text:style-name="T5">dev-master</text:span></text:p>
      <text:p text:style-name="P2"><text:span text:style-name="T6">- $ cd <text:s/></text:span><text:span text:style-name="T4">z2d2-tuto_application</text:span></text:p>
      <text:p text:style-name="P5"/>
      <text:p text:style-name="P9">Post-installation :</text:p>
      <text:p text:style-name="P34">- $ ./composer.phar self-update</text:p>
      <text:p text:style-name="P31"><text:span text:style-name="T6">- </text:span><text:span text:style-name="T7">$ ./composer.phar install</text:span></text:p>
      <text:p text:style-name="P35"/>
      <text:p text:style-name="P36">En cas de connexion lente : </text:p>
      <text:p text:style-name="P32"><text:span text:style-name="T8">- </text:span><text:span text:style-name="T9">$ COMPOSER_PROCESS_TIMEOUT=5000 php composer.phar install</text:span></text:p>
      <text:p text:style-name="P7"/>
      <text:p text:style-name="P10">Configurer Netbeans (7.2 où +) :</text:p>
      <text:p text:style-name="P10">Créez un projet PHP avec sources existantes dans netbeans.</text:p>
      <text:p text:style-name="P10">Sélectionnez php 5.4.</text:p>
      <text:p text:style-name="P11">Cliquez sur suivant.</text:p>
      <text:p text:style-name="P11">Sélectionnez « PHP Built-in Web Server » et laissez localhost et 8000.</text:p>
      <text:p text:style-name="P11">Cliquez sur Terminer.</text:p>
      <text:p text:style-name="P11">Cliquez droit sur le projet puis propriétés et choisissez « public » dans « Web Root ».</text:p>
      <text:p text:style-name="P12">Validez par « ok » et « Exécutez » le projet.</text:p>
      <text:p text:style-name="P12">Vous devez avoir les mêmes résultats qu'un test Apache.</text:p>
      <text:p text:style-name="P7"/>
      <text:p text:style-name="P13">Test :</text:p>
      <text:p text:style-name="P13">- $ cd public</text:p>
      <text:p text:style-name="P13">- $ php -S localhost:8000</text:p>
      <text:p text:style-name="P7"/>
      <text:p text:style-name="P14">Module Album :</text:p>
      <text:p text:style-name="P14">Pages du module :</text:p>
      <text:p text:style-name="P14"/>
      <text:p text:style-name="P14"/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37">Page</text:p>
            </table:table-cell>
            <table:table-cell table:style-name="Pages.B1" office:value-type="string">
              <text:p text:style-name="P37">Description</text:p>
            </table:table-cell>
          </table:table-row>
        </table:table-header-rows>
        <table:table-row>
          <table:table-cell table:style-name="Pages.A2" office:value-type="string">
            <text:p text:style-name="P39">Liste des albums</text:p>
          </table:table-cell>
          <table:table-cell table:style-name="Pages.B2" office:value-type="string">
            <text:p text:style-name="P39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39">Ajouter un album</text:p>
          </table:table-cell>
          <table:table-cell table:style-name="Pages.B2" office:value-type="string">
            <text:p text:style-name="P39">Fournit un formulaire permettant de créer un album.</text:p>
          </table:table-cell>
        </table:table-row>
        <table:table-row>
          <table:table-cell table:style-name="Pages.A2" office:value-type="string">
            <text:p text:style-name="P39">Éditer un album</text:p>
          </table:table-cell>
          <table:table-cell table:style-name="Pages.B2" office:value-type="string">
            <text:p text:style-name="P39">Fournit un formulaire permettant d'éditer un album.</text:p>
          </table:table-cell>
        </table:table-row>
        <table:table-row>
          <table:table-cell table:style-name="Pages.A2" office:value-type="string">
            <text:p text:style-name="P39">Supprimer un album</text:p>
          </table:table-cell>
          <table:table-cell table:style-name="Pages.B2" office:value-type="string">
            <text:p text:style-name="P39">Demande la confirmation de suppression d'un album et donc, le supprime.</text:p>
          </table:table-cell>
        </table:table-row>
      </table:table>
      <text:p text:style-name="P3"/>
      <text:p text:style-name="P14">Base de données :</text:p>
      <text:p text:style-name="P14">Base de données : z2d2-tuto</text:p>
      <text:p text:style-name="P14"/>
      <text:p text:style-name="P14"><text:bookmark-start text:name="__DdeLink__2247_1546351528"/>CREATE DATABASE `z2d2-tuto` /*!40100 DEFAULT CHARACTER SET utf8 COLLATE utf8_unicode_ci */<text:bookmark-end text:name="__DdeLink__2247_1546351528"/></text:p>
      <text:p text:style-name="P14"/>
      <text:p text:style-name="P14"><text:soft-page-break/>Tables :</text:p>
      <text:p text:style-name="P14">1 table : Album</text:p>
      <text:p text:style-name="P14"/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38">Nom du champ</text:p>
            </table:table-cell>
            <table:table-cell table:style-name="TableAlbum.A1" office:value-type="string">
              <text:p text:style-name="P38">Type</text:p>
            </table:table-cell>
            <table:table-cell table:style-name="TableAlbum.A1" office:value-type="string">
              <text:p text:style-name="P38">Null ?</text:p>
            </table:table-cell>
            <table:table-cell table:style-name="TableAlbum.D1" office:value-type="string">
              <text:p text:style-name="P38">Note</text:p>
            </table:table-cell>
          </table:table-row>
        </table:table-header-rows>
        <table:table-row>
          <table:table-cell table:style-name="TableAlbum.A2" office:value-type="string">
            <text:p text:style-name="P40">id</text:p>
          </table:table-cell>
          <table:table-cell table:style-name="TableAlbum.A2" office:value-type="string">
            <text:p text:style-name="P40">integer</text:p>
          </table:table-cell>
          <table:table-cell table:style-name="TableAlbum.A2" office:value-type="string">
            <text:p text:style-name="P40">No</text:p>
          </table:table-cell>
          <table:table-cell table:style-name="TableAlbum.D2" office:value-type="string">
            <text:p text:style-name="P40">Clé primaire, auto incrémenté</text:p>
          </table:table-cell>
        </table:table-row>
        <table:table-row>
          <table:table-cell table:style-name="TableAlbum.A2" office:value-type="string">
            <text:p text:style-name="P40">artist</text:p>
          </table:table-cell>
          <table:table-cell table:style-name="TableAlbum.A2" office:value-type="string">
            <text:p text:style-name="P40">varchar(100)</text:p>
          </table:table-cell>
          <table:table-cell table:style-name="TableAlbum.A2" office:value-type="string">
            <text:p text:style-name="P40">No</text:p>
          </table:table-cell>
          <table:table-cell table:style-name="TableAlbum.D2" office:value-type="string">
            <text:p text:style-name="P40">Nom de l'artiste</text:p>
          </table:table-cell>
        </table:table-row>
        <table:table-row>
          <table:table-cell table:style-name="TableAlbum.A2" office:value-type="string">
            <text:p text:style-name="P40">title</text:p>
          </table:table-cell>
          <table:table-cell table:style-name="TableAlbum.A2" office:value-type="string">
            <text:p text:style-name="P40">varchar(100)</text:p>
          </table:table-cell>
          <table:table-cell table:style-name="TableAlbum.A2" office:value-type="string">
            <text:p text:style-name="P40">No</text:p>
          </table:table-cell>
          <table:table-cell table:style-name="TableAlbum.D2" office:value-type="string">
            <text:p text:style-name="P40">Titre de l'album</text:p>
          </table:table-cell>
        </table:table-row>
      </table:table>
      <text:p text:style-name="P14"/>
      <text:p text:style-name="P15"><text:bookmark-start text:name="__DdeLink__2249_1546351528"/>SET SQL_MODE="NO_AUTO_VALUE_ON_ZERO"; </text:p>
      <text:p text:style-name="P15">SET time_zone = "+00:00"; </text:p>
      <text:p text:style-name="P15"/>
      <text:p text:style-name="P15">-- </text:p>
      <text:p text:style-name="P15">-- Base de données: `z2d2-tuto` </text:p>
      <text:p text:style-name="P15">-- </text:p>
      <text:p text:style-name="P15"/>
      <text:p text:style-name="P15">-- -------------------------------------------------------- </text:p>
      <text:p text:style-name="P15"/>
      <text:p text:style-name="P15">-- </text:p>
      <text:p text:style-name="P15">-- Structure de la table `Album` </text:p>
      <text:p text:style-name="P15">-- </text:p>
      <text:p text:style-name="P15"/>
      <text:p text:style-name="P15">DROP TABLE IF EXISTS `Album`; </text:p>
      <text:p text:style-name="P15">CREATE TABLE IF NOT EXISTS `Album` ( </text:p>
      <text:p text:style-name="P15"><text:s text:c="2"/>`id` int(11) NOT NULL AUTO_INCREMENT, </text:p>
      <text:p text:style-name="P15"><text:s text:c="2"/>`artist` varchar(100) NOT NULL, </text:p>
      <text:p text:style-name="P15"><text:s text:c="2"/>`title` varchar(100) NOT NULL, </text:p>
      <text:p text:style-name="P15"><text:s text:c="2"/>PRIMARY KEY (`id`) </text:p>
      <text:p text:style-name="P15">) ENGINE=InnoDB DEFAULT CHARSET=utf8 COLLATE=utf8_unicode_ci;</text:p>
      <text:p text:style-name="P14"/>
      <text:p text:style-name="P3"><text:span text:style-name="T1">Données ex</text:span><text:span text:style-name="T2">e</text:span><text:span text:style-name="T1">mples :</text:span></text:p>
      <text:p text:style-name="P16">INSERT INTO Album (artist, title) VALUES </text:p>
      <text:p text:style-name="P16"><text:s text:c="2"/>('The <text:s/>Military <text:s/>Wives', <text:s/>'In <text:s/>My <text:s/>Dreams'),</text:p>
      <text:p text:style-name="P16"><text:s text:c="2"/>('Adele', <text:s/>'21'),</text:p>
      <text:p text:style-name="P16"><text:s text:c="2"/>('Bruce <text:s/>Springsteen', <text:s/>'Wrecking Ball (Deluxe)'),</text:p>
      <text:p text:style-name="P16"><text:s text:c="2"/>('Lana <text:s/>Del <text:s/>Rey', <text:s/>'Born <text:s/>To <text:s/>Die'),</text:p>
      <text:p text:style-name="P16"><text:s text:c="2"/>('Gotye', <text:s/>'Making <text:s/>Mirrors');<text:bookmark-end text:name="__DdeLink__2249_1546351528"/></text:p>
      <text:p text:style-name="P14"/>
      <text:p text:style-name="P17">Créez l'arborescence du module où utilisez la commande :</text:p>
      <text:p text:style-name="P17">- $ php zftool.phar create module Album</text:p>
      <text:p text:style-name="P17"/>
      <text:p text:style-name="P17">Vérifiez que vous avez bien les répertoires ci-dessous et créez ceux qui pourrait manquer :</text:p>
      <text:p text:style-name="P4">z2d2-tuto_application/</text:p>
      <text:p text:style-name="P28"><text:s text:c="2"/>module</text:p>
      <text:p text:style-name="P28"><text:s text:c="4"/>/Album</text:p>
      <text:p text:style-name="P28"><text:s text:c="6"/>/config</text:p>
      <text:p text:style-name="P28"><text:s text:c="6"/>/src</text:p>
      <text:p text:style-name="P28"><text:s text:c="8"/>/Album</text:p>
      <text:p text:style-name="P28"><text:s text:c="10"/>/Controller</text:p>
      <text:p text:style-name="P28"><text:s text:c="10"/>/Form</text:p>
      <text:p text:style-name="P28"><text:s text:c="10"/>/Model</text:p>
      <text:p text:style-name="P28"><text:s text:c="6"/>/view</text:p>
      <text:p text:style-name="P28"><text:soft-page-break/><text:s text:c="8"/>/album</text:p>
      <text:p text:style-name="P29"><text:s text:c="10"/>/album</text:p>
      <text:p text:style-name="P17"/>
      <text:p text:style-name="P17">Vérifiez le fichier module/Album/Module.php :</text:p>
      <text:p text:style-name="P17"/>
      <text:p text:style-name="P17">&lt;?php</text:p>
      <text:p text:style-name="P17">namespace Album;</text:p>
      <text:p text:style-name="P17"/>
      <text:p text:style-name="P17">class Module</text:p>
      <text:p text:style-name="P17">{</text:p>
      <text:p text:style-name="P17"><text:s text:c="4"/>public function getConfig()</text:p>
      <text:p text:style-name="P17"><text:s text:c="4"/>{</text:p>
      <text:p text:style-name="P17"><text:s text:c="8"/>return include __DIR__ . '/config/module.config.php';</text:p>
      <text:p text:style-name="P17"><text:s text:c="4"/>}</text:p>
      <text:p text:style-name="P17"/>
      <text:p text:style-name="P17"><text:s text:c="4"/>public function getAutoloaderConfig()</text:p>
      <text:p text:style-name="P17"><text:s text:c="4"/>{</text:p>
      <text:p text:style-name="P17"><text:s text:c="8"/>return array(</text:p>
      <text:p text:style-name="P17"><text:s text:c="12"/>'Zend\Loader\StandardAutoloader' =&gt; array(</text:p>
      <text:p text:style-name="P17"><text:s text:c="16"/>'namespaces' =&gt; array(</text:p>
      <text:p text:style-name="P17"><text:s text:c="20"/>__NAMESPACE__ =&gt; __DIR__ . '/src/' . __NAMESPACE__,</text:p>
      <text:p text:style-name="P17"><text:s text:c="16"/>),</text:p>
      <text:p text:style-name="P17"><text:s text:c="12"/>),</text:p>
      <text:p text:style-name="P17"><text:s text:c="8"/>);</text:p>
      <text:p text:style-name="P17"><text:s text:c="4"/>}</text:p>
      <text:p text:style-name="P17">}</text:p>
      <text:p text:style-name="P17"/>
      <text:p text:style-name="P17">Et le fichier module/Album/config/module.config.php :</text:p>
      <text:p text:style-name="P17"/>
      <text:p text:style-name="P17">&lt;?php</text:p>
      <text:p text:style-name="P17">return array(</text:p>
      <text:p text:style-name="P17"><text:s text:c="4"/>'controllers' =&gt; array(</text:p>
      <text:p text:style-name="P17"><text:s text:c="8"/>'invokables' =&gt; array(</text:p>
      <text:p text:style-name="P17"><text:s text:c="12"/>'Album\Controller\Album' =&gt; 'Album\Controller\AlbumController',</text:p>
      <text:p text:style-name="P17"><text:s text:c="8"/>),</text:p>
      <text:p text:style-name="P17"><text:s text:c="4"/>),</text:p>
      <text:p text:style-name="P17"><text:s text:c="4"/>'view_manager' =&gt; array(</text:p>
      <text:p text:style-name="P17"><text:s text:c="8"/>'template_path_stack' =&gt; array(</text:p>
      <text:p text:style-name="P17"><text:s text:c="12"/>'album' =&gt; __DIR__ . '/../view',</text:p>
      <text:p text:style-name="P17"><text:s text:c="8"/>),</text:p>
      <text:p text:style-name="P17"><text:s text:c="4"/>),</text:p>
      <text:p text:style-name="P17">);</text:p>
      <text:p text:style-name="P17"/>
      <text:p text:style-name="P18">Ajouter une route au module Album :</text:p>
      <text:p text:style-name="P18">module/Album/config/module.config.php :</text:p>
      <text:p text:style-name="P19">&lt;?php </text:p>
      <text:p text:style-name="P19">return array( </text:p>
      <text:p text:style-name="P19"><text:s text:c="4"/>'controllers' =&gt; ...</text:p>
      <text:p text:style-name="P19"/>
      <text:p text:style-name="P19"><text:s text:c="4"/><text:bookmark-start text:name="__DdeLink__820_239989140"/>// Nouvelle section à ajouter dans votre fichier de configuration</text:p>
      <text:p text:style-name="P19"><text:s text:c="4"/>'router' =&gt; array( </text:p>
      <text:p text:style-name="P19"><text:s text:c="8"/>'routes' =&gt; array( </text:p>
      <text:p text:style-name="P19"><text:soft-page-break/><text:s text:c="12"/>'album' =&gt; array( </text:p>
      <text:p text:style-name="P19"><text:s text:c="16"/>'type' <text:s text:c="3"/>=&gt; 'segment', </text:p>
      <text:p text:style-name="P19"><text:s text:c="16"/>'options' =&gt; array( </text:p>
      <text:p text:style-name="P19"><text:s text:c="20"/>'route' <text:s text:c="3"/>=&gt; '/album[/][:action][/:id]', </text:p>
      <text:p text:style-name="P19"><text:s text:c="20"/>'constraints' =&gt; array( </text:p>
      <text:p text:style-name="P19"><text:s text:c="24"/>'action' =&gt; '[a-zA-Z][a-zA-Z0-9_-]*', </text:p>
      <text:p text:style-name="P19"><text:s text:c="24"/>'id' <text:s text:c="4"/>=&gt; '[0-9]+', </text:p>
      <text:p text:style-name="P19"><text:s text:c="20"/>), </text:p>
      <text:p text:style-name="P19"><text:s text:c="20"/>'defaults' =&gt; array( </text:p>
      <text:p text:style-name="P19"><text:s text:c="24"/>'controller' =&gt; 'Album\Controller\Album', </text:p>
      <text:p text:style-name="P19"><text:s text:c="24"/>'action' <text:s text:c="4"/>=&gt; 'index', </text:p>
      <text:p text:style-name="P19"><text:s text:c="20"/>), </text:p>
      <text:p text:style-name="P19"><text:s text:c="16"/>), </text:p>
      <text:p text:style-name="P19"><text:s text:c="12"/>), </text:p>
      <text:p text:style-name="P19"><text:s text:c="8"/>), </text:p>
      <text:p text:style-name="P19"><text:s text:c="4"/>), <text:bookmark-end text:name="__DdeLink__820_239989140"/></text:p>
      <text:p text:style-name="P19"/>
      <text:p text:style-name="P19"><text:s text:c="4"/>'view_manager' =&gt; ...</text:p>
      <text:p text:style-name="P19">);</text:p>
      <text:p text:style-name="P19"/>
      <text:p text:style-name="P20">Créer le contrôleur Album :</text:p>
      <text:p text:style-name="P6"><text:span text:style-name="T10">fichier : </text:span><text:span text:style-name="T11">module/Album/src/Album/Controller/AlbumController.php</text:span></text:p>
      <text:p text:style-name="P21"/>
      <text:p text:style-name="P22"><text:bookmark-start text:name="__DdeLink__852_448785573"/>&lt;?php </text:p>
      <text:p text:style-name="P22">namespace Album\Controller; </text:p>
      <text:p text:style-name="P22"/>
      <text:p text:style-name="P22">use Zend\Mvc\Controller\AbstractActionController; </text:p>
      <text:p text:style-name="P22">use Zend\View\Model\ViewModel; </text:p>
      <text:p text:style-name="P22"/>
      <text:p text:style-name="P22">class AlbumController extends AbstractActionController </text:p>
      <text:p text:style-name="P22">{ </text:p>
      <text:p text:style-name="P22"><text:s text:c="4"/>public function indexAction() { </text:p>
      <text:p text:style-name="P22"><text:s text:c="4"/>} </text:p>
      <text:p text:style-name="P22"/>
      <text:p text:style-name="P22"><text:s text:c="4"/>public function addAction() { </text:p>
      <text:p text:style-name="P22"><text:s text:c="4"/>} </text:p>
      <text:p text:style-name="P22"/>
      <text:p text:style-name="P22"><text:s text:c="4"/>public function editAction() { </text:p>
      <text:p text:style-name="P22"><text:s text:c="4"/>} </text:p>
      <text:p text:style-name="P22"/>
      <text:p text:style-name="P22"><text:s text:c="4"/>public function deleteAction() { </text:p>
      <text:p text:style-name="P22"><text:s text:c="4"/>} </text:p>
      <text:p text:style-name="P22">}</text:p>
      <text:p text:style-name="P24"/>
      <text:p text:style-name="P23"><text:bookmark-end text:name="__DdeLink__852_448785573"/><text:span text:style-name="T12">Implémenter </text:span><text:span text:style-name="T13">« Zend\Db\TableGateway\TableGateway » :</text:span></text:p>
      <text:p text:style-name="P41">La classe Modèle du module Album :</text:p>
      <text:p text:style-name="P25">module/Album/src/Album/Model/Album.php :</text:p>
      <text:p text:style-name="P27"/>
      <text:p text:style-name="P27">&lt;?php </text:p>
      <text:p text:style-name="P27">namespace Album\Model; </text:p>
      <text:p text:style-name="P27"/>
      <text:p text:style-name="P27">class Album { </text:p>
      <text:p text:style-name="P27"><text:soft-page-break/><text:s text:c="4"/>public $id; </text:p>
      <text:p text:style-name="P27"><text:s text:c="4"/>public $artist; </text:p>
      <text:p text:style-name="P27"><text:s text:c="4"/>public $title; </text:p>
      <text:p text:style-name="P27"/>
      <text:p text:style-name="P27"><text:s text:c="4"/>public function exchangeArray($data) { </text:p>
      <text:p text:style-name="P27"><text:s text:c="8"/>$this-&gt;id <text:s text:c="4"/>= (isset($data['id']))? $data['id'] : null; </text:p>
      <text:p text:style-name="P27"><text:s text:c="8"/>$this-&gt;artist = (isset($data['artist']))? $data['artist'] : null; </text:p>
      <text:p text:style-name="P27"><text:s text:c="8"/>$this-&gt;title <text:s/>= (isset($data['title']))? $data['title'] : null; </text:p>
      <text:p text:style-name="P27"><text:s text:c="4"/>} </text:p>
      <text:p text:style-name="P27">} </text:p>
      <text:p text:style-name="P42"/>
      <text:p text:style-name="P44">La classe AlbumTable servant de mapper :</text:p>
      <text:p text:style-name="P42">module/Album/src/Album/Model/Album.php :</text:p>
      <text:p text:style-name="P25"/>
      <text:p text:style-name="P26">&lt;?php</text:p>
      <text:p text:style-name="P26">namespace Album\Model;</text:p>
      <text:p text:style-name="P26"/>
      <text:p text:style-name="P26">use Zend\Db\TableGateway\TableGateway;</text:p>
      <text:p text:style-name="P26"/>
      <text:p text:style-name="P26">class AlbumTable {</text:p>
      <text:p text:style-name="P26"><text:s text:c="4"/>protected $tableGateway;</text:p>
      <text:p text:style-name="P26"/>
      <text:p text:style-name="P26"><text:s text:c="4"/>public function __construct(TableGateway $tableGateway) {</text:p>
      <text:p text:style-name="P26"><text:s text:c="8"/>$this-&gt;tableGateway = $tableGateway;</text:p>
      <text:p text:style-name="P26"><text:s text:c="4"/>}</text:p>
      <text:p text:style-name="P26"/>
      <text:p text:style-name="P26"><text:s text:c="4"/>public function fetchAll() {</text:p>
      <text:p text:style-name="P26"><text:s text:c="8"/>$resultSet = $this-&gt;tableGateway-&gt;select();</text:p>
      <text:p text:style-name="P26"><text:s text:c="8"/>return $resultSet;</text:p>
      <text:p text:style-name="P26"><text:s text:c="4"/>}</text:p>
      <text:p text:style-name="P26"/>
      <text:p text:style-name="P26"><text:s text:c="4"/>public function getAlbum($id) {</text:p>
      <text:p text:style-name="P26"><text:s text:c="8"/>$id <text:s/>= (int) $id;</text:p>
      <text:p text:style-name="P26"><text:s text:c="8"/>$rowset = $this-&gt;tableGateway-&gt;select(array('id' =&gt; $id));</text:p>
      <text:p text:style-name="P26"><text:s text:c="8"/>$row = $rowset-&gt;current();</text:p>
      <text:p text:style-name="P26"><text:s text:c="8"/>if (!$row) {</text:p>
      <text:p text:style-name="P26"><text:s text:c="12"/>throw new \Exception("Could not find row $id");</text:p>
      <text:p text:style-name="P26"><text:s text:c="8"/>}</text:p>
      <text:p text:style-name="P26"><text:s text:c="8"/>return $row;</text:p>
      <text:p text:style-name="P26"><text:s text:c="4"/>}</text:p>
      <text:p text:style-name="P26"/>
      <text:p text:style-name="P26"><text:s text:c="4"/>public function saveAlbum(Album $album) {</text:p>
      <text:p text:style-name="P26"><text:s text:c="8"/>$data = array(</text:p>
      <text:p text:style-name="P26"><text:s text:c="12"/>'artist' =&gt; $album-&gt;artist,</text:p>
      <text:p text:style-name="P26"><text:s text:c="12"/>'title' <text:s/>=&gt; $album-&gt;title,</text:p>
      <text:p text:style-name="P26"><text:s text:c="8"/>);</text:p>
      <text:p text:style-name="P26"/>
      <text:p text:style-name="P26"><text:s text:c="8"/>$id = (int)$album-&gt;id;</text:p>
      <text:p text:style-name="P26"><text:s text:c="8"/>if ($id == 0) {</text:p>
      <text:p text:style-name="P26"><text:s text:c="12"/>$this-&gt;tableGateway-&gt;insert($data);</text:p>
      <text:p text:style-name="P26"><text:s text:c="8"/>} else {</text:p>
      <text:p text:style-name="P26"><text:s text:c="12"/>if ($this-&gt;getAlbum($id)) {</text:p>
      <text:p text:style-name="P26"><text:soft-page-break/><text:s text:c="16"/>$this-&gt;tableGateway-&gt;update($data, array('id' =&gt; $id));</text:p>
      <text:p text:style-name="P26"><text:s text:c="12"/>} else {</text:p>
      <text:p text:style-name="P26"><text:s text:c="16"/>throw new \Exception('Form id does not exist');</text:p>
      <text:p text:style-name="P26"><text:s text:c="12"/>}</text:p>
      <text:p text:style-name="P26"><text:s text:c="8"/>}</text:p>
      <text:p text:style-name="P26"><text:s text:c="4"/>}</text:p>
      <text:p text:style-name="P26"/>
      <text:p text:style-name="P26"><text:s text:c="4"/>public function deleteAlbum($id) {</text:p>
      <text:p text:style-name="P26"><text:s text:c="8"/>$this-&gt;tableGateway-&gt;delete(array('id' =&gt; $id));</text:p>
      <text:p text:style-name="P26"><text:s text:c="4"/>}</text:p>
      <text:p text:style-name="P26">}</text:p>
      <text:p text:style-name="P42"/>
      <text:p text:style-name="P43"><text:span text:style-name="T19">Configuration du « ServiceManager » dans une nouvelle </text:span><text:span text:style-name="T15">fonction </text:span><text:span text:style-name="T14">« getServiceConfig » dans la classe Module du module Album (donc dans module/Album/Module.php) :</text:span></text:p>
      <text:p text:style-name="P45"><text:span text:style-name="T14"/></text:p>
      <text:p text:style-name="P45"><text:span text:style-name="T16">&lt;?php</text:span></text:p>
      <text:p text:style-name="P45"><text:span text:style-name="T16">namespace Album;</text:span></text:p>
      <text:p text:style-name="P45"><text:span text:style-name="T16"></text:span></text:p>
      <text:p text:style-name="P45"><text:span text:style-name="T16">// ajoutons ces imports :</text:span></text:p>
      <text:p text:style-name="P45"><text:bookmark-start text:name="__DdeLink__2729_2039815717"/><text:span text:style-name="T16">use Album\Model\Album;</text:span></text:p>
      <text:p text:style-name="P45"><text:span text:style-name="T16">use Album\Model\AlbumTable;</text:span></text:p>
      <text:p text:style-name="P45"><text:span text:style-name="T16">use Zend\Db\ResultSet\ResultSet;</text:span></text:p>
      <text:p text:style-name="P45"><text:span text:style-name="T16">use Zend\Db\TableGateway\TableGateway;</text:span><text:bookmark-end text:name="__DdeLink__2729_2039815717"/></text:p>
      <text:p text:style-name="P45"><text:span text:style-name="T16"></text:span></text:p>
      <text:p text:style-name="P45"><text:span text:style-name="T16">class Module</text:span></text:p>
      <text:p text:style-name="P45"><text:span text:style-name="T16">{</text:span></text:p>
      <text:p text:style-name="P45"><text:span text:style-name="T16"><text:s text:c="4"/>// les méthodes getAutoloaderConfig() et getConfig() ne changent pas.</text:span></text:p>
      <text:p text:style-name="P45"><text:span text:style-name="T16"></text:span></text:p>
      <text:p text:style-name="P45"><text:span text:style-name="T16"><text:s text:c="4"/>// </text:span><text:span text:style-name="T17">Ajoutez cette méthode </text:span><text:span text:style-name="T16">:</text:span></text:p>
      <text:p text:style-name="P45"><text:span text:style-name="T16"><text:s text:c="4"/></text:span><text:bookmark-start text:name="__DdeLink__2731_2039815717"/><text:span text:style-name="T16">public function getServiceConfig() {</text:span></text:p>
      <text:p text:style-name="P45"><text:span text:style-name="T16"><text:s text:c="8"/>return array(</text:span></text:p>
      <text:p text:style-name="P45"><text:span text:style-name="T16"><text:s text:c="12"/>'factories' =&gt; array(</text:span></text:p>
      <text:p text:style-name="P45"><text:span text:style-name="T16"><text:s text:c="16"/></text:span><text:span text:style-name="T17">// $sm fait donc référence au "ServiceManager"</text:span></text:p>
      <text:p text:style-name="P45"><text:bookmark-start text:name="__DdeLink__2733_2039815717"/><text:span text:style-name="T16"><text:s text:c="16"/></text:span><text:bookmark-end text:name="__DdeLink__2733_2039815717"/><text:span text:style-name="T16">'Album\Model\AlbumTable' =&gt; <text:s/>function($sm) {</text:span></text:p>
      <text:p text:style-name="P45"><text:span text:style-name="T17"><text:s text:c="20"/>// 'AlbumTableGateway' est donc la fonction pseudo anonyme </text:span></text:p>
      <text:p text:style-name="P45"><text:span text:style-name="T17"><text:s text:c="20"/>// définie dans la clé de tableau suivante</text:span></text:p>
      <text:p text:style-name="P45"><text:span text:style-name="T16"><text:s text:c="20"/>$tableGateway = $sm-&gt;get('AlbumTableGateway');</text:span></text:p>
      <text:p text:style-name="P45"><text:span text:style-name="T17"><text:s text:c="20"/>// Ici c'est la classe AlbumTable qui seras utilisé</text:span></text:p>
      <text:p text:style-name="P45"><text:span text:style-name="T17"><text:s text:c="20"/>// notez que nous pourrions utiliser une classe 'TotoTable'</text:span></text:p>
      <text:p text:style-name="P45"><text:span text:style-name="T17"><text:s text:c="20"/>// si tel était notre souhait.</text:span></text:p>
      <text:p text:style-name="P45"><text:span text:style-name="T16"><text:s text:c="20"/>$table = new AlbumTable($tableGateway);</text:span></text:p>
      <text:p text:style-name="P45"><text:span text:style-name="T16"><text:s text:c="20"/>return $table;</text:span></text:p>
      <text:p text:style-name="P45"><text:span text:style-name="T16"><text:s text:c="16"/>},</text:span></text:p>
      <text:p text:style-name="P45"><text:span text:style-name="T16"><text:s text:c="16"/>'AlbumTableGateway' =&gt; function ($sm) {</text:span></text:p>
      <text:p text:style-name="P45"><text:span text:style-name="T16"><text:s text:c="20"/>$dbAdapter = $sm-&gt;get('Zend\Db\Adapter\Adapter');</text:span></text:p>
      <text:p text:style-name="P45"><text:span text:style-name="T16"><text:s text:c="20"/>$resultSetPrototype = new ResultSet();</text:span></text:p>
      <text:p text:style-name="P45"><text:span text:style-name="T18"><text:s text:c="20"/>// Voilà c'est ici que ça se passe pour notre classe Album</text:span></text:p>
      <text:p text:style-name="P46"><text:span text:style-name="T16"><text:s text:c="20"/>$resultSetPrototype-&gt;setArrayObjectPrototype(new Album());</text:span></text:p>
      <text:p text:style-name="P46"><text:span text:style-name="T16"><text:s text:c="20"/>// /!\ </text:span><text:span text:style-name="T21">ATTENTION /!\ le premier paramètre de « </text:span><text:span text:style-name="T16">TableGateway » </text:span><text:span text:style-name="T21">est le nom de la table</text:span></text:p>
      <text:p text:style-name="P46"><text:span text:style-name="T16"><text:s text:c="20"/>// </text:span><text:span text:style-name="T21">à utiliser. Nous utilisons une table nommée « Album » avec un 'A' majuscule.</text:span></text:p>
      <text:p text:style-name="P45"><text:span text:style-name="T16"><text:s text:c="20"/>return new TableGateway('album', $dbAdapter, null, $resultSetPrototype);</text:span></text:p>
      <text:p text:style-name="P45"><text:span text:style-name="T16"><text:s text:c="16"/>},</text:span></text:p>
      <text:p text:style-name="P45"><text:soft-page-break/><text:span text:style-name="T16"><text:s text:c="12"/>),</text:span></text:p>
      <text:p text:style-name="P45"><text:span text:style-name="T16"><text:s text:c="8"/>);</text:span></text:p>
      <text:p text:style-name="P45"><text:span text:style-name="T16"><text:s text:c="4"/>}</text:span><text:bookmark-end text:name="__DdeLink__2731_2039815717"/></text:p>
      <text:p text:style-name="P45"><text:span text:style-name="T16">}</text:span></text:p>
      <text:p text:style-name="P45"><text:span text:style-name="T14"/></text:p>
      <text:p text:style-name="P47"><text:span text:style-name="T23">Modifiez le fichier « config/autoload/global.php » :</text:span></text:p>
      <text:p text:style-name="P47"><text:span text:style-name="T23"/></text:p>
      <text:p text:style-name="P47"><text:span text:style-name="T23">&lt;?php</text:span></text:p>
      <text:p text:style-name="P47"><text:span text:style-name="T23">return array(</text:span></text:p>
      <text:p text:style-name="P47"><text:span text:style-name="T23"><text:s text:c="4"/>'db' =&gt; array(</text:span></text:p>
      <text:p text:style-name="P47"><text:span text:style-name="T23"><text:s text:c="8"/>'driver' <text:s text:c="8"/>=&gt; 'Pdo',</text:span></text:p>
      <text:p text:style-name="P47"><text:span text:style-name="T23"><text:s text:c="8"/>'dsn' <text:s text:c="11"/>=&gt; 'mysql:dbname=</text:span><text:span text:style-name="T24">z2d2-tuto</text:span><text:span text:style-name="T23">;host=localhost',</text:span></text:p>
      <text:p text:style-name="P47"><text:span text:style-name="T23"><text:s text:c="8"/>'driver_options' =&gt; array(</text:span></text:p>
      <text:p text:style-name="P47"><text:span text:style-name="T23"><text:s text:c="12"/>PDO::MYSQL_ATTR_INIT_COMMAND =&gt; 'SET NAMES \'UTF8\''</text:span></text:p>
      <text:p text:style-name="P47"><text:span text:style-name="T23"><text:s text:c="8"/>),</text:span></text:p>
      <text:p text:style-name="P47"><text:span text:style-name="T23"><text:s text:c="4"/>),</text:span></text:p>
      <text:p text:style-name="P47"><text:span text:style-name="T23"><text:s text:c="4"/>'service_manager' =&gt; array(</text:span></text:p>
      <text:p text:style-name="P47"><text:span text:style-name="T23"><text:s text:c="8"/>'factories' =&gt; array(</text:span></text:p>
      <text:p text:style-name="P47"><text:span text:style-name="T23"><text:s text:c="12"/>'Zend\Db\Adapter\Adapter'</text:span></text:p>
      <text:p text:style-name="P47"><text:span text:style-name="T23"><text:s text:c="20"/>=&gt; 'Zend\Db\Adapter\AdapterServiceFactory',</text:span></text:p>
      <text:p text:style-name="P47"><text:span text:style-name="T23"><text:s text:c="8"/>),</text:span></text:p>
      <text:p text:style-name="P47"><text:span text:style-name="T23"><text:s text:c="4"/>),</text:span></text:p>
      <text:p text:style-name="P47"><text:span text:style-name="T23">);</text:span></text:p>
      <text:p text:style-name="P47"><text:span text:style-name="T23"/></text:p>
      <text:p text:style-name="P47"><text:span text:style-name="T25">Et le fichier </text:span><text:span text:style-name="T23">« config/autoload/</text:span><text:span text:style-name="T25">local</text:span><text:span text:style-name="T23">.php » :</text:span></text:p>
      <text:p text:style-name="P47"/>
      <text:p text:style-name="P47"><text:span text:style-name="T22">&lt;?php</text:span></text:p>
      <text:p text:style-name="P47"><text:span text:style-name="T22">return array(</text:span></text:p>
      <text:p text:style-name="P47"><text:span text:style-name="T22"><text:s text:c="4"/>'db' =&gt; array(</text:span></text:p>
      <text:p text:style-name="P47"><text:span text:style-name="T22"><text:s text:c="8"/>'username' =&gt; 'NomDutilisateurMysql',</text:span></text:p>
      <text:p text:style-name="P47"><text:span text:style-name="T22"><text:s text:c="8"/>'password' =&gt; 'MotDePasseMysql',</text:span></text:p>
      <text:p text:style-name="P47"><text:span text:style-name="T22"><text:s text:c="4"/>),</text:span></text:p>
      <text:p text:style-name="P47"><text:span text:style-name="T22">);</text:span></text:p>
      <text:p text:style-name="P47"><text:span text:style-name="T22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4.0.2.2$Linux_X86_64 LibreOffice_project/400m0$Build-2</meta:generator>
    <dc:date>2013-05-04T13:10:14</dc:date>
    <dc:creator>Huby Franck</dc:creator>
    <meta:editing-duration>PT9H16M41S</meta:editing-duration>
    <meta:editing-cycles>22</meta:editing-cycles>
    <meta:document-statistic meta:table-count="2" meta:image-count="0" meta:object-count="0" meta:page-count="7" meta:paragraph-count="299" meta:word-count="1028" meta:character-count="9207" meta:non-whitespace-character-count="6772"/>
  </office:meta>
</office:document-meta>
</file>